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style="italic" style:font-style-asian="italic" style:font-style-complex="italic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doub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bold" style:text-underline-mode="continuous"/>
    </style:style>
    <style:style style:name="P7" style:parent-style-name="Normal" style:family="paragraph">
      <style:text-properties style:text-underline-type="single" style:text-underline-style="dotte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dash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dot-dash" style:text-underline-width="auto" style:text-underline-mode="continuous"/>
    </style:style>
    <style:style style:name="T10" style:parent-style-name="DefaultParagraphFont" style:family="text">
      <style:text-properties style:text-underline-type="single" style:text-underline-style="dot-dot-dash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wave" style:text-underline-width="auto" style:text-underline-mode="continuous"/>
    </style:style>
    <style:style style:name="P12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3" style:parent-style-name="Normal" style:family="paragraph">
      <style:text-properties style:text-position="sub 63.6%"/>
    </style:style>
    <style:style style:name="P14" style:parent-style-name="Normal" style:family="paragraph">
      <style:text-properties style:text-position="super 63.6%"/>
    </style:style>
    <style:style style:name="T15" style:parent-style-name="DefaultParagraphFont" style:family="text">
      <style:text-properties fo:font-size="20pt" style:font-size-asian="20pt" style:font-size-complex="20pt"/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T17" style:parent-style-name="DefaultParagraphFont" style:family="text">
      <style:text-properties fo:font-size="20pt" style:font-size-asian="20pt" style:font-size-complex="20pt"/>
    </style:style>
    <style:style style:name="T18" style:parent-style-name="DefaultParagraphFont" style:family="text">
      <style:text-properties fo:font-size="20pt" style:font-size-asian="20pt" style:font-size-complex="20pt"/>
    </style:style>
    <style:style style:name="T19" style:parent-style-name="DefaultParagraphFont" style:family="text">
      <style:text-properties fo:font-size="20pt" style:font-size-asian="20pt" style:font-size-complex="20pt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T21" style:parent-style-name="DefaultParagraphFont" style:family="text">
      <style:text-properties fo:font-size="20pt" style:font-size-asian="20pt" style:font-size-complex="20pt"/>
    </style:style>
    <style:style style:name="P22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23" style:parent-style-name="Normal" style:family="paragraph">
      <style:text-properties fo:font-size="8pt" style:font-size-asian="8pt" style:font-size-complex="8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ListParagraph" style:list-style-name="LFO2" style:family="paragraph">
      <style:text-properties fo:font-size="12pt" style:font-size-asian="12pt" style:font-size-complex="12pt"/>
    </style:style>
    <style:style style:name="P28" style:parent-style-name="ListParagraph" style:list-style-name="LFO2" style:family="paragraph">
      <style:text-properties fo:font-size="12pt" style:font-size-asian="12pt" style:font-size-complex="12pt"/>
    </style:style>
    <style:style style:name="P29" style:parent-style-name="ListParagraph" style:list-style-name="LFO2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ListParagraph" style:list-style-name="LFO3" style:family="paragraph">
      <style:text-properties fo:font-size="12pt" style:font-size-asian="12pt" style:font-size-complex="12pt"/>
    </style:style>
    <style:style style:name="P32" style:parent-style-name="ListParagraph" style:list-style-name="LFO3" style:family="paragraph">
      <style:text-properties fo:font-size="12pt" style:font-size-asian="12pt" style:font-size-complex="12pt"/>
    </style:style>
    <style:style style:name="P33" style:parent-style-name="ListParagraph" style:list-style-name="LFO3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ListParagraph" style:list-style-name="LFO4" style:family="paragraph">
      <style:text-properties fo:font-size="12pt" style:font-size-asian="12pt" style:font-size-complex="12pt"/>
    </style:style>
    <style:style style:name="P36" style:parent-style-name="ListParagraph" style:list-style-name="LFO4" style:family="paragraph">
      <style:text-properties fo:font-size="12pt" style:font-size-asian="12pt" style:font-size-complex="12pt"/>
    </style:style>
    <style:style style:name="P37" style:parent-style-name="ListParagraph" style:list-style-name="LFO4" style:family="paragraph">
      <style:text-properties fo:font-size="12pt" style:font-size-asian="12pt" style:font-size-complex="12pt"/>
    </style:style>
    <style:style style:name="P38" style:parent-style-name="ListParagraph" style:list-style-name="LFO4" style:family="paragraph">
      <style:text-properties fo:font-size="12pt" style:font-size-asian="12pt" style:font-size-complex="12pt"/>
    </style:style>
    <style:style style:name="P39" style:parent-style-name="ListParagraph" style:list-style-name="LFO4" style:family="paragraph">
      <style:text-properties fo:font-size="12pt" style:font-size-asian="12pt" style:font-size-complex="12pt"/>
    </style:style>
    <style:style style:name="P40" style:parent-style-name="ListParagraph" style:list-style-name="LFO4" style:family="paragraph">
      <style:text-properties fo:font-size="12pt" style:font-size-asian="12pt" style:font-size-complex="12pt"/>
    </style:style>
    <style:style style:name="P41" style:parent-style-name="ListParagraph" style:list-style-name="LFO4" style:family="paragraph">
      <style:text-properties fo:font-size="12pt" style:font-size-asian="12pt" style:font-size-complex="12pt"/>
    </style:style>
    <style:style style:name="P42" style:parent-style-name="ListParagraph" style:list-style-name="LFO4" style:family="paragraph">
      <style:text-properties fo:font-size="12pt" style:font-size-asian="12pt" style:font-size-complex="12pt"/>
    </style:style>
    <style:style style:name="P43" style:parent-style-name="ListParagraph" style:list-style-name="LFO4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ableColumn47" style:family="table-column">
      <style:table-column-properties style:column-width="6.493in"/>
    </style:style>
    <style:style style:name="Table46" style:family="table">
      <style:table-properties style:width="6.493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TableColumn54" style:family="table-column">
      <style:table-column-properties style:column-width="2.2013in"/>
    </style:style>
    <style:style style:name="TableColumn55" style:family="table-column">
      <style:table-column-properties style:column-width="2.0868in"/>
    </style:style>
    <style:style style:name="TableColumn56" style:family="table-column">
      <style:table-column-properties style:column-width="2.2048in"/>
    </style:style>
    <style:style style:name="Table53" style:family="table">
      <style:table-properties style:width="6.493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Normal</text:p>
      <text:p text:style-name="P2">Bold</text:p>
      <text:p text:style-name="P3">Italic</text:p>
      <text:p text:style-name="P4">Underline</text:p>
      <text:p text:style-name="P5">Double<text:s/>underline</text:p>
      <text:p text:style-name="P6">Thick<text:s/>underline</text:p>
      <text:p text:style-name="P7">Dotted underline</text:p>
      <text:p text:style-name="P8">Dashed underline</text:p>
      <text:p text:style-name="Normal"><text:span text:style-name="T9">Dot-dash underline</text:span></text:p>
      <text:p text:style-name="Normal"><text:span text:style-name="T10">Dot-dot-dash underline</text:span></text:p>
      <text:p text:style-name="Normal"><text:span text:style-name="T11">Wave underline</text:span></text:p>
      <text:p text:style-name="P12">Strikethrough</text:p>
      <text:p text:style-name="P13">Subscript</text:p>
      <text:p text:style-name="P14">Superscript</text:p>
      <text:p text:style-name="Normal"><text:line-break/><text:span text:style-name="T15">This<text:s/></text:span><text:span text:style-name="T16">20-point font<text:s/></text:span><text:span text:style-name="T17">is</text:span><text:span text:style-name="T18"><text:s/>just below</text:span><text:span text:style-name="T19"><text:s/>a (</text:span><text:span text:style-name="T20">Shift + Enter</text:span><text:span text:style-name="T21">)</text:span></text:p>
      <text:p text:style-name="P22"/>
      <text:soft-page-break/>
      <text:p text:style-name="P23">This<text:s/>8-point font is just below a (Ctrl + Enter)</text:p>
      <text:p text:style-name="P24"><text:tab/>This 12-point font is just below an indentation (Tab)</text:p>
      <text:p text:style-name="P25"/>
      <text:p text:style-name="P26">Below is a default bullet list:</text:p>
      <text:list text:style-name="LFO2" text:continue-numbering="true">
        <text:list-item>
          <text:p text:style-name="P27">First item</text:p>
        </text:list-item>
        <text:list-item>
          <text:p text:style-name="P28">Second item</text:p>
        </text:list-item>
        <text:list-item>
          <text:p text:style-name="P29">Third item</text:p>
        </text:list-item>
      </text:list>
      <text:p text:style-name="P30">Below is a default numbered list:</text:p>
      <text:list text:style-name="LFO3" text:continue-numbering="true">
        <text:list-item>
          <text:p text:style-name="P31">First item</text:p>
        </text:list-item>
        <text:list-item>
          <text:p text:style-name="P32">Second item</text:p>
        </text:list-item>
        <text:list-item>
          <text:p text:style-name="P33">Third item</text:p>
        </text:list-item>
      </text:list>
      <text:p text:style-name="P34">Below is a default multilevel list:</text:p>
      <text:list text:style-name="LFO4" text:continue-numbering="true">
        <text:list-item>
          <text:p text:style-name="P35">First item</text:p>
        </text:list-item>
        <text:list-item>
          <text:p text:style-name="P36">Second item</text:p>
        </text:list-item>
        <text:list-item>
          <text:p text:style-name="P37">Third item</text:p>
          <text:list text:continue-numbering="true">
            <text:list-item>
              <text:p text:style-name="P38">First item after third item</text:p>
            </text:list-item>
            <text:list-item>
              <text:p text:style-name="P39">Second item after third item</text:p>
            </text:list-item>
            <text:list-item>
              <text:p text:style-name="P40">Third item after third item</text:p>
              <text:list text:continue-numbering="true">
                <text:list-item>
                  <text:p text:style-name="P41">First item after third item after third item</text:p>
                </text:list-item>
                <text:list-item>
                  <text:p text:style-name="P42">Second item after third item after third item</text:p>
                </text:list-item>
                <text:list-item>
                  <text:p text:style-name="P43">Third item after third item after third item</text:p>
                </text:list-item>
              </text:list>
            </text:list-item>
          </text:list>
        </text:list-item>
      </text:list>
      <text:p text:style-name="P44"/>
      <text:p text:style-name="P45">Below is a 1x1 table (just a single cell)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Item</text:p>
          </table:table-cell>
        </table:table-row>
      </table:table>
      <text:p text:style-name="P51"/>
      <text:p text:style-name="P52">The first word is the position of the cell from up to down. The second word is the position of the cell from left to right. Below is a 3x3 default table: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Top-left item</text:p>
          </table:table-cell>
          <table:table-cell table:style-name="TableCell60">
            <text:p text:style-name="P61">Top-middle item</text:p>
          </table:table-cell>
          <table:table-cell table:style-name="TableCell62">
            <text:p text:style-name="P63">Top-right item</text:p>
          </table:table-cell>
        </table:table-row>
        <table:table-row table:style-name="TableRow64">
          <table:table-cell table:style-name="TableCell65">
            <text:p text:style-name="P66">Middle-left item</text:p>
          </table:table-cell>
          <table:table-cell table:style-name="TableCell67">
            <text:p text:style-name="P68">Middle-middle item</text:p>
          </table:table-cell>
          <table:table-cell table:style-name="TableCell69">
            <text:p text:style-name="P70">Middle-right item</text:p>
          </table:table-cell>
        </table:table-row>
        <table:table-row table:style-name="TableRow71">
          <table:table-cell table:style-name="TableCell72">
            <text:p text:style-name="P73">Bottom-left item</text:p>
          </table:table-cell>
          <table:table-cell table:style-name="TableCell74">
            <text:p text:style-name="P75">Bottom-middle item</text:p>
          </table:table-cell>
          <table:table-cell table:style-name="TableCell76">
            <text:p text:style-name="P77">Bottom-right item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lie Murphy, Remy L - ECK 07 000</meta:initial-creator>
    <dc:creator>Celie Murphy, Remy L - ECK 07 000</dc:creator>
    <meta:creation-date>2022-02-13T19:44:00Z</meta:creation-date>
    <dc:date>2022-02-13T19:44:00Z</dc:date>
    <meta:template xlink:href="Normal.dotm" xlink:type="simple"/>
    <meta:editing-cycles>2</meta:editing-cycles>
    <meta:editing-duration>PT0S</meta:editing-duration>
    <meta:document-statistic meta:page-count="2" meta:paragraph-count="2" meta:word-count="169" meta:character-count="1132" meta:row-count="8" meta:non-whitespace-character-count="965"/>
  </office:meta>
</office:document-meta>
</file>